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'Helvetica Neue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f1f1f" style:font-name="Google Sans" fo:font-size="12pt" fo:letter-spacing="normal" fo:font-style="normal"/>
    </style:style>
    <style:style style:name="T2" style:family="text">
      <style:text-properties fo:font-variant="normal" fo:text-transform="none" fo:color="#1f1f1f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1f1f1f" style:font-name="Google Sans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f1f1f" style:font-name="Google Sans" fo:font-size="12pt" fo:letter-spacing="normal" fo:font-style="normal" fo:font-weight="normal"/>
    </style:style>
    <style:style style:name="T5" style:family="text">
      <style:text-properties fo:font-variant="normal" fo:text-transform="none" fo:color="#1f1f1f" style:font-name="Google Sans" fo:font-size="12pt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">Esempio funzionamento Videocamere di sorveglianza secondo modello ISO/OSI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Livello 7 - Applicazione:</text:span></text:span><text:span text:style-name="T4"> La telecamera converte le immagini registrate tramite protocollo </text:span><text:span text:style-name="T3">FTP</text:span><text:span text:style-name="T4"> (File Transfer Protocol). Esistono protocolli di trasferimento file più recenti e sicuri come </text:span><text:span text:style-name="T3">SFTP</text:span><text:span text:style-name="T4"> (SSH File Transfer Protocol) e </text:span><text:span text:style-name="T3">FTPS</text:span><text:span text:style-name="T4"> (FTP over SSL/TLS). Tuttavia, FTP rimane ampiamente utilizzato per la sua semplicità e compatibilità con un'ampia gamma di dispositivi. </text:span></text:p>
      <text:p text:style-name="P1"><text:span text:style-name="T4"/></text:p>
      <text:p text:style-name="P1"><text:span text:style-name="Strong_20_Emphasis"><text:span text:style-name="T2">Livello 6 - Presentazione:</text:span></text:span><text:span text:style-name="T4"> Il livello di presentazione gestisce la codifica dei dati. In questo caso, il protocollo FTP non necessita di transcodifica dei dati. FTP ottimizza la trasmissione dati comprimendo i file durante il trasferimento. Per la sicurezza, offre diverse opzioni di autenticazione e crittografia per proteggere i dati in transito. </text:span></text:p>
      <text:p text:style-name="P1"><text:span text:style-name="T4"/></text:p>
      <text:p text:style-name="P1"><text:span text:style-name="Strong_20_Emphasis"><text:span text:style-name="T2">Livello 5 - Sessione:</text:span></text:span><text:span text:style-name="T4"> Il livello di sessione stabilisce e gestisce la connessione tra il client <text:s/>e il server. Questo livello assicura che i dati vengano inviati e ricevuti correttamente. Se la telecamera deve trasmettere video in tempo reale a un dispositivo di monitoraggio, il livello 5 può aiutare a garantire una ricezione fluida e senza interruzioni. Esistono protocolli applicativi come </text:span><text:span text:style-name="T3">RTSP</text:span><text:span text:style-name="T4"> (Real-Time Streaming Protocol) e </text:span><text:span text:style-name="T3">ONVIF </text:span><text:span text:style-name="T4">(Open Network Video Interface Forum) che gestiscono la comunicazione specifica per le telecamere di videosorveglianza </text:span></text:p>
      <text:p text:style-name="P1"><text:span text:style-name="T4"/></text:p>
      <text:p text:style-name="P1"><text:span text:style-name="Strong_20_Emphasis"><text:span text:style-name="T2">Livello 4 - Trasporto:</text:span></text:span><text:span text:style-name="T4"> </text:span><text:span text:style-name="T5">Il livello di trasporto fornisce un servizio di trasporto affidabile per i dati. In questo caso, si è optato per un protocollo misto tra </text:span><text:span text:style-name="Strong_20_Emphasis"><text:span text:style-name="T3">TCP</text:span></text:span><text:span text:style-name="Strong_20_Emphasis"><text:span text:style-name="T5"> (Transmission Control Protocol), più lento ma più affidabile per la consegna dei dati, e un modello </text:span></text:span><text:span text:style-name="Strong_20_Emphasis"><text:span text:style-name="T3">UDP</text:span></text:span><text:span text:style-name="Strong_20_Emphasis"><text:span text:style-name="T5">, più veloce, meno affidabile ma che consentira la cvisione in real time delle telecere da remoto.</text:span></text:span></text:p>
      <text:p text:style-name="P2"><text:span text:style-name="T1"/></text:p>
      <text:p text:style-name="P1"><text:span text:style-name="Strong_20_Emphasis"><text:span text:style-name="T2">Livello 3 - Rete:</text:span></text:span><text:span text:style-name="T4"> Il livello di rete indirizza i dati e li instrada attraverso la rete. Il livello di rete potrebbe utilizzare il protocollo </text:span><text:span text:style-name="T3">IP</text:span><text:span text:style-name="T4"> per indirizzare i dati ad un server per il salvataggio dei dati.</text:span></text:p>
      <text:p text:style-name="P1"><text:span text:style-name="T4"/></text:p>
      <text:p text:style-name="P1"><text:span text:style-name="Strong_20_Emphasis"><text:span text:style-name="T2">Livello 2 - Collegamento dati:</text:span></text:span><text:span text:style-name="T4"> Il livello di collegamento dati gestisce la trasmissione dei dati tra i dispositivi, in questo caso collegherà server con eventuale switch, display per la visione real time delle riprese, dispositivo wi-fi per la trasmissione wireless con i dispositivi connessi alla rete.</text:span></text:p>
      <text:p text:style-name="P1"><text:span text:style-name="T4"/></text:p>
      <text:p text:style-name="P1"><text:span text:style-name="Strong_20_Emphasis"><text:span text:style-name="T2">Livello 1 - Fisico:</text:span></text:span><text:span text:style-name="T4"> Il livello fisico converte i dati in segnali elettrici o ottici che possono essere trasmessi sul mezzo di rete. In questo caso, il livello fisico potrebbe utilizzare un cavo Ethernet o una connessione Wi-Fi per trasmettere i dati in real time su dispositivi quali smartphone o TV per lo streaming di quanto viene ripreso.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'Helvetica Neue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ardo Zanini</meta:initial-creator>
    <meta:creation-date>2024-03-05T19:31:07.88</meta:creation-date>
    <meta:document-statistic meta:table-count="0" meta:image-count="0" meta:object-count="0" meta:page-count="1" meta:paragraph-count="8" meta:word-count="398" meta:character-count="2560"/>
    <dc:date>2024-03-05T20:40:16.59</dc:date>
    <dc:creator>Riccardo Zanini</dc:creator>
    <meta:editing-duration>PT8M27S</meta:editing-duration>
    <meta:editing-cycles>1</meta:editing-cycles>
    <meta:generator>OpenOffice/4.1.10$Win32 OpenOffice.org_project/4110m2$Build-9807</meta:generator>
  </office:meta>
</office:document-meta>
</file>